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hr findet im Anhang ein Blatt mit Aufgaben zum Thema Gentrifizierung. Am Montag stelle ich euch noch die Lösungen ein.  Arbeitet aber bitte selbst erst an den Aufgaben. Vergleichen könnt ihr dann ja noch. Außerdem habe ich euch allgemeine Informationen zur Klausur hochgeladen. Bei Fragen wisst ihr, wo ihr mich findet.  </text:p>
      <text:p text:style-name="Text_20_body">Bleibt gesund und viele Grüß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2-13T16:31:59.964000000</dc:date>
    <meta:editing-duration>PT3S</meta:editing-duration>
    <meta:editing-cycles>1</meta:editing-cycles>
    <meta:document-statistic meta:table-count="0" meta:image-count="0" meta:object-count="0" meta:page-count="1" meta:paragraph-count="2" meta:word-count="56" meta:character-count="351" meta:non-whitespace-character-count="294"/>
  </office:meta>
</office:document-meta>
</file>